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GgpBMLWjk7PqDL9QRmqN</text:p>
          </table:table-cell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pFfnRb7phWTjm88NBMtt</text:p>
          </table:table-cell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LLHpCcMRrjcNPrqjMLhP</text:p>
          </table:table-cell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frhhnQHPLhn9HgMbr7Ff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hrwBJrTDL6gjtdRKnctD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GQkPwLLjpHPJdnPqt9KR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cjmrhrRcrpGBRg7mwcpt</text:p>
          </table:table-cell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WDzwMKwdwchQfdTdWjPz</text:p>
          </table:table-cell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7h9KBt6hGPQPtwqT9Qpn</text:p>
          </table:table-cell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GfpFgzz6LHpw6hnc6MkM</text:p>
          </table:table-cell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Qn6PbgRPMLpQ7FQncGTQk</text:p>
          </table:table-cell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cCqq7HTQhNWQ8kNdzkmK</text:p>
          </table:table-cell>
          <table:table-cell office:value-type="string" calcext:value-type="string">
            <text:p>666mgFjKrrLQhdkpGzNzf</text:p>
          </table:table-cell>
          <table:table-cell table:style-name="ce1" office:value-type="string" calcext:value-type="string">
            <text:p>Heartened Cross Strap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6cdMb9ggKt6CTjNHdFjfm</text:p>
          </table:table-cell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hNNHWndKpCfd9Bq8MLLN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BJdbwKhP9C8QM7DPmKt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kkWJDJpHmBppD66dmqp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wcjGc8DRRrRtFtbqGHP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9G6pHjnLqMgcz8RzhqP8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TbdtPgfwKWTThNKFDn98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CzBnPKTnJKn9jCWp8jgM</text:p>
          </table:table-cell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pk6GcgdgqnqLpmz9BBzb</text:p>
          </table:table-cell>
          <table:table-cell office:value-type="string" calcext:value-type="string">
            <text:p>GBDFTmjdTmgRCdHngGWNR</text:p>
          </table:table-cell>
          <table:table-cell office:value-type="string" calcext:value-type="string">
            <text:p>Mask of the Pouncing Lynx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w7JnN79HGndGfwkgNdwP</text:p>
          </table:table-cell>
          <table:table-cell office:value-type="string" calcext:value-type="string">
            <text:p>CrWjLrqtQtppQhQCMt9LH</text:p>
          </table:table-cell>
          <table:table-cell office:value-type="string" calcext:value-type="string">
            <text:p>Aether Wildfi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2:55.726421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3:07.235871646</dc:date>
    <meta:editing-duration>PT1H7M58S</meta:editing-duration>
    <meta:editing-cycles>54</meta:editing-cycles>
    <meta:generator>LibreOffice/7.2.5.2$MacOSX_X86_64 LibreOffice_project/499f9727c189e6ef3471021d6132d4c694f357e5</meta:generator>
    <meta:document-statistic meta:table-count="1" meta:cell-count="179" meta:object-count="0"/>
  </office:meta>
</office:document-meta>
</file>